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e" style:font-name="apple-system" fo:letter-spacing="normal" fo:font-style="normal" fo:font-weight="bold"/>
    </style:style>
    <style:style style:name="P2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3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423cm" loext:contextual-spacing="false" fo:text-align="justify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822f3" officeooo:paragraph-rsid="000822f3"/>
    </style:style>
    <style:style style:name="P6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822f3" officeooo:paragraph-rsid="000822f3"/>
    </style:style>
    <style:style style:name="P7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92932" officeooo:paragraph-rsid="00092932"/>
    </style:style>
    <style:style style:name="P8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ad2b8" officeooo:paragraph-rsid="000b0469"/>
    </style:style>
    <style:style style:name="P9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b0469" officeooo:paragraph-rsid="000b0469"/>
    </style:style>
    <style:style style:name="P10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c9a2b" officeooo:paragraph-rsid="000c9a2b"/>
    </style:style>
    <style:style style:name="P11" style:family="paragraph" style:parent-style-name="Text_20_body" style:list-style-name="L3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2" style:family="paragraph" style:parent-style-name="Text_20_body" style:list-style-name="L3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c9a2b" officeooo:paragraph-rsid="000c9a2b"/>
    </style:style>
    <style:style style:name="P13" style:family="paragraph" style:parent-style-name="Text_20_body" style:list-style-name="L3">
      <style:paragraph-properties fo:margin-top="0cm" fo:margin-bottom="0cm" loext:contextual-spacing="false" fo:orphans="2" fo:widows="2"/>
    </style:style>
    <style:style style:name="P14" style:family="paragraph" style:parent-style-name="Text_20_body" style:list-style-name="L3">
      <style:paragraph-properties fo:margin-top="0cm" fo:margin-bottom="0cm" loext:contextual-spacing="false" fo:orphans="2" fo:widows="2"/>
      <style:text-properties officeooo:rsid="000c9a2b" officeooo:paragraph-rsid="000c9a2b"/>
    </style:style>
    <style:style style:name="T1" style:family="text">
      <style:text-properties officeooo:rsid="00092932"/>
    </style:style>
    <style:style style:name="T2" style:family="text">
      <style:text-properties officeooo:rsid="000b0469"/>
    </style:style>
    <style:style style:name="T3" style:family="text">
      <style:text-properties officeooo:rsid="000c9a2b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5" style:family="text">
      <style:text-properties officeooo:rsid="000dd4f8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Comportamento</text:h>
      <text:list xml:id="list696369738467196462" text:style-name="L1">
        <text:list-item>
          <text:p text:style-name="P3">Como admitir erros e aceitar críticas sem levar para o lado pessoal.</text:p>
          <text:list>
            <text:list-item>
              <text:p text:style-name="P5">Eis uma tarefa difícil, e que fica mais difícil a medida em que nos colocamos em um patamar elevado. Particularmente, não vejo problemas em admitir erros, mas com certeza, reconhecer o erro, se antecipar e admití-lo de prontidão é melhor e mais fácil que ter de admití-lo após um terceiro identificá-lo. Particularmente, quanto às críticas, acredito que seja preciso, ao menos ouví-las. Após receber as críticas, ter a humildade de aceitar e analisá-las , tendo em mente que não são para desmoralizar ninguém, mas que nelas há um conhecimento que pode ser útil para a própria edificação. Mas se a crítica for julgada como impertinente, ainda assim, não há o porquê levar para o lado pessoal, já que se trata da opinião de quem a emite.</text:p>
            </text:list-item>
          </text:list>
        </text:list-item>
        <text:list-item>
          <text:p text:style-name="P3">Como calçar os sapatos do usuário, e tentar entender sua visão.</text:p>
          <text:list>
            <text:list-item>
              <text:p text:style-name="P6">Quando se torna difícil a compreensão da visão alheia, é preciso uma aproximação e o acompanhamento mais próximo do usuário, quando este realiza as funções onde os pontos de vista divergem. O desenvolvedor sempre terá um olhar mais técnico, enquanto que o usuário tem a própria vivência e quando os divergentes se aproximam, torna-se mais fácil a compreensão do ponto de vista do usuário, <text:span text:style-name="T1">possibilitando o “calçar os sapatos”.</text:span></text:p>
            </text:list-item>
          </text:list>
        </text:list-item>
        <text:list-item>
          <text:p text:style-name="P3">Quando pedir ajudar, quando não pedir ajuda.</text:p>
          <text:list>
            <text:list-item>
              <text:p text:style-name="P7">Pedir ajuda sempre é importante, principalmente quando nos deparamos com problemas/situações cuja solução, que se sabe existir, nos escapa no momento em que nossa atuação se faz necessária. Porém, é preciso também não ser inapropriado ao solicitar a ajuda de alguém. Particularmente, prefiro pesquisar por conta própria por uma possível solução. Quando não é possível encontrar uma solução adequada ou quando as soluções encontradas nas pesquisas se mostram ineficazes, então é uma boa hora para pedir ajuda. Pedir ajuda antes mesmo de tentar uma solução por conta própria nos segura numa zona de conforto que impede um novo aprendizado.</text:p>
            </text:list-item>
          </text:list>
        </text:list-item>
        <text:list-item>
          <text:p text:style-name="P3">Como saber que você está fazendo, naquele momento, a coisa mais importante que deveria estar fazendo</text:p>
          <text:list>
            <text:list-item>
              <text:p text:style-name="P7"><text:soft-page-break/>É difícil essa questão, por pressupor uma hierarquia de importância. Porém, até mesmo esta hierarquia de importância é relativa ao momento. Dentro de um projeto, determinadas atividades são claramente mais importantes que outras, mas o momento pode exigir que outras atividades menos importantes sejam feitas antes, sem que, contudo, a importância de outras atividades seja prejudicada. No fim das contas, todas as atividades são importantes e devem ser feitas.</text:p>
            </text:list-item>
          </text:list>
        </text:list-item>
      </text:list>
      <text:h text:style-name="P2" text:outline-level="3"><text:bookmark text:name="user-content-código"/>Código</text:h>
      <text:list xml:id="list4902549767502120325" text:style-name="L2">
        <text:list-item>
          <text:p text:style-name="P4">Como ler o código de outras pessoas</text:p>
          <text:list>
            <text:list-item>
              <text:p text:style-name="P10">Ler o código de outras pessoas pode ser uma tarefa muito difícil e se torna mais difícil na medida em que nosso ego se infla, quando passamos a ter certeza de saber o melhor caminho, a melhor lógica, em suma, quando nos falta humildade. <text:span text:style-name="T5">É preciso nos distanciar do nosso ego, dos nossos vícios de trabalho, das nossas certezas, ler o código dos outros no intuito não só de procurar por falhas e códigos mal escritos, mas também no intuito de aprender com o código alheio.</text:span></text:p>
              <text:p text:style-name="P10"/>
            </text:list-item>
          </text:list>
        </text:list-item>
        <text:list-item>
          <text:p text:style-name="P4">Descreva o SOLID com suas proprias palavras.</text:p>
          <text:list>
            <text:list-item>
              <text:p text:style-name="P10">SOLID é um conjunto de conceitos de programação que visa a escrita de um código mais limpo, de fácil compreensão e reutilizável, permitindo que uma pessoa escreva um determinado código e uma outra pessoa possa alterar ou dar continuidade ao trabalho sem grandes dificuldades.</text:p>
              <text:p text:style-name="P10"/>
            </text:list-item>
          </text:list>
        </text:list-item>
        <text:list-item>
          <text:p text:style-name="P4">Como você sabe que está escrevendo a coisa certa?</text:p>
          <text:list>
            <text:list-item>
              <text:p text:style-name="P9">Com planejamento (entendendo planejar, planejamento, o ato de analiasar previamente a demanda, pensar sobre as soluções possíveis e, se necessário for, ouvir o que outras pessoas pensam sobre as soluções possíveis), é po<text:span text:style-name="T3">sssível analisar dentre as diversas soluções que existam, a melhor solução para a demanda.</text:span></text:p>
              <text:p text:style-name="P9"/>
            </text:list-item>
          </text:list>
        </text:list-item>
        <text:list-item>
          <text:p text:style-name="P4"><text:soft-page-break/>Como você sabe que está escrevendo certo?</text:p>
          <text:list>
            <text:list-item>
              <text:p text:style-name="P8">Planejar antes de escrever ajuda bastante, pois permite <text:span text:style-name="T2">prever o que será necessário fazer, prever possíveis falhas e com isso, permite a escolha do melhor caminho, do uso das ferramentas corretas, permitindo também a escrita de um código bem feito, pois foi planejado com antecedência.</text:span></text:p>
            </text:list-item>
          </text:list>
        </text:list-item>
      </text:list>
      <text:h text:style-name="P2" text:outline-level="3"><text:bookmark text:name="user-content-pessoal"/>Pessoal</text:h>
      <text:list xml:id="list2424139434660755393" text:style-name="L3">
        <text:list-item>
          <text:p text:style-name="P11">Como você estuda/consome informação. Descreva suas fontes, qual é o seu processo e com que frequencia.</text:p>
          <text:list>
            <text:list-item>
              <text:p text:style-name="P12">Depende muito do objeto de estudo. No geral, quando o objeto de estudo é algo muito pontual, costumo ler fóruns. Quando não, costumo ler blogs e posts sobre os pontos que me chamam a atenção. Agora, quando é para me manter atualizado do mundo, além de ler sites de notícias e blogs, ouço rádio.</text:p>
              <text:p text:style-name="P12"/>
            </text:list-item>
          </text:list>
        </text:list-item>
        <text:list-item>
          <text:p text:style-name="P13"><text:span text:style-name="T4">Qual é o seu hobby?</text:span></text:p>
          <text:list>
            <text:list-item>
              <text:p text:style-name="P14"><text:span text:style-name="T4">No geral, costumo fazer caminhadas, ler livros e programar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01:02:52.989123320</meta:creation-date>
    <dc:date>2017-09-26T22:48:40.297687518</dc:date>
    <meta:editing-duration>PT13M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27" meta:word-count="771" meta:character-count="4569" meta:non-whitespace-character-count="3845"/>
  </office:meta>
</office:document-meta>
</file>